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7">(Responsabilidades y Atributos)</text:p>
      <text:p text:style-name="P1">Caso de uso CU0006 – Manejar Álbum</text:p>
      <text:p text:style-name="P1"/>
      <text:p text:style-name="P5"><text:span text:style-name="T1">Clase</text:span> Manejo de Álbum</text:p>
      <text:list xml:id="list1141308621" text:style-name="L1">
        <text:list-item>
          <text:p text:style-name="P8">Responsabilidades</text:p>
          <text:list>
            <text:list-item>
              <text:p text:style-name="P10">Mostrar las opciones del manejo de Álbum</text:p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Cantidad de álbumes</text:p>
              <text:p text:style-name="P10"/>
            </text:list-item>
          </text:list>
        </text:list-item>
      </text:list>
      <text:p text:style-name="P4"/>
      <text:p text:style-name="P4"/>
      <text:p text:style-name="P6"><text:span text:style-name="T1">Clase</text:span> Crear Álbum</text:p>
      <text:list xml:id="list1356552627" text:continue-numbering="true" text:style-name="L1">
        <text:list-item>
          <text:p text:style-name="P8">Responsabilidades</text:p>
          <text:list>
            <text:list-item>
              <text:p text:style-name="P10">Permitir la vista de las opciones para la creación de álbum nuevo</text:p>
            </text:list-item>
            <text:list-item>
              <text:p text:style-name="P10">Manejar nombre de álbum</text:p>
            </text:list-item>
          </text:list>
        </text:list-item>
      </text:list>
      <text:p text:style-name="P3"/>
      <text:list xml:id="list1753158474" text:continue-numbering="true" text:style-name="L1">
        <text:list-item>
          <text:p text:style-name="P8">Atributos</text:p>
          <text:list>
            <text:list-item>
              <text:p text:style-name="P10">Campo para Nombre del Álbum</text:p>
            </text:list-item>
            <text:list-item>
              <text:p text:style-name="P10">Campo para Fotos del álbum</text:p>
              <text:p text:style-name="P10"/>
            </text:list-item>
          </text:list>
        </text:list-item>
      </text:list>
      <text:p text:style-name="P4"/>
      <text:p text:style-name="P4"/>
      <text:p text:style-name="P6"><text:span text:style-name="T1">Clase</text:span> Agregar fotos álbum</text:p>
      <text:list xml:id="list952754773" text:continue-numbering="true" text:style-name="L1">
        <text:list-item>
          <text:p text:style-name="P8">Responsabilidades</text:p>
          <text:list>
            <text:list-item>
              <text:p text:style-name="P10">Permitir la selección de fotos para agregar a un Álbum</text:p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Campos de selección de fotos</text:p>
            </text:list-item>
            <text:list-item>
              <text:p text:style-name="P10">Álbum donde se agregan las fotos</text:p>
              <text:p text:style-name="P10"/>
            </text:list-item>
          </text:list>
        </text:list-item>
      </text:list>
      <text:p text:style-name="P4"/>
      <text:p text:style-name="P4"/>
      <text:p text:style-name="P6"><text:span text:style-name="T1">Clase</text:span> Eliminar Fotos Álbum</text:p>
      <text:list xml:id="list1233863269" text:continue-numbering="true" text:style-name="L1">
        <text:list-item>
          <text:p text:style-name="P8">Responsabilidades</text:p>
          <text:list>
            <text:list-item>
              <text:p text:style-name="P10">Permitir eliminar por completo un Álbum</text:p>
            </text:list-item>
          </text:list>
        </text:list-item>
      </text:list>
      <text:p text:style-name="P3"/>
      <text:list xml:id="list928305386" text:continue-numbering="true" text:style-name="L1">
        <text:list-item>
          <text:p text:style-name="P8">Atributos</text:p>
          <text:list>
            <text:list-item>
              <text:p text:style-name="P10">Álbum a eliminar</text:p>
              <text:p text:style-name="P10"/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1">Clase</text:span> Manejar Permisos</text:p>
      <text:list xml:id="list37031668" text:continue-numbering="true" text:style-name="L1">
        <text:list-item>
          <text:p text:style-name="P8">Responsabilidades</text:p>
          <text:list>
            <text:list-item>
              <text:p text:style-name="P10">Mostrar las opciones de permisos a los Álbumes</text:p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/>
            </text:list-item>
          </text:list>
        </text:list-item>
      </text:list>
      <text:p text:style-name="P4"/>
      <text:p text:style-name="P6"><text:span text:style-name="T1">Clase</text:span> Agregar Comentarios</text:p>
      <text:list xml:id="list702957939" text:continue-numbering="true" text:style-name="L1">
        <text:list-item>
          <text:p text:style-name="P8">Responsabilidades</text:p>
          <text:list>
            <text:list-item>
              <text:p text:style-name="P10">Mostrar las opciones de agregado de comentarios en fotos</text:p>
              <text:p text:style-name="P10"/>
            </text:list-item>
          </text:list>
        </text:list-item>
      </text:list>
      <text:p text:style-name="P3"/>
      <text:list xml:id="list430603960" text:continue-numbering="true" text:style-name="L1">
        <text:list-item>
          <text:p text:style-name="P8">Atributos</text:p>
          <text:list>
            <text:list-item>
              <text:p text:style-name="P10"/>
              <text:p text:style-name="P10"/>
            </text:list-item>
          </text:list>
        </text:list-item>
      </text:list>
      <text:p text:style-name="P4"/>
      <text:p text:style-name="P6"><text:span text:style-name="T1">Clase</text:span> Controlador Validación de Campos</text:p>
      <text:list xml:id="list1382083253" text:continue-numbering="true" text:style-name="L1">
        <text:list-item>
          <text:p text:style-name="P8">Responsabilidades</text:p>
          <text:list>
            <text:list-item>
              <text:p text:style-name="P10">Saber cuáles campos no fueron completados correctamente</text:p>
            </text:list-item>
            <text:list-item>
              <text:p text:style-name="P10">Avisar de tales falencias</text:p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Campos no válidos</text:p>
            </text:list-item>
          </text:list>
        </text:list-item>
      </text:list>
      <text:p text:style-name="P4"/>
      <text:p text:style-name="P4"/>
      <text:p text:style-name="P6"><text:span text:style-name="T1">Clase</text:span> Controlador Agregado de Fotos</text:p>
      <text:list xml:id="list1126222085" text:continue-numbering="true" text:style-name="L1">
        <text:list-item>
          <text:p text:style-name="P8">Responsabilidades</text:p>
          <text:list>
            <text:list-item>
              <text:p text:style-name="P10">Saber cuándo las fotos se agregaron correctamente</text:p>
            </text:list-item>
            <text:list-item>
              <text:p text:style-name="P10">Notificar</text:p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<text:s/></text:p>
            </text:list-item>
          </text:list>
        </text:list-item>
      </text:list>
      <text:p text:style-name="P4"/>
      <text:p text:style-name="P4"/>
      <text:p text:style-name="P6"><text:span text:style-name="T1">Clase</text:span> Verificador de Eliminación</text:p>
      <text:list xml:id="list915586805" text:continue-numbering="true" text:style-name="L1">
        <text:list-item>
          <text:p text:style-name="P8">Responsabilidades</text:p>
          <text:list>
            <text:list-item>
              <text:p text:style-name="P10">Entender cuándo un álbum se borró correctamente</text:p>
            </text:list-item>
            <text:list-item>
              <text:p text:style-name="P10">Notificar</text:p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6"><text:soft-page-break/><text:span text:style-name="T1">Clase</text:span> Control Permisos</text:p>
      <text:list xml:id="list1699596693" text:continue-numbering="true" text:style-name="L1">
        <text:list-item>
          <text:p text:style-name="P8">Responsabilidades</text:p>
          <text:list>
            <text:list-item>
              <text:p text:style-name="P10">Manejar las configuración de permisos</text:p>
            </text:list-item>
            <text:list-item>
              <text:p text:style-name="P10"/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<text:s/></text:p>
            </text:list-item>
          </text:list>
        </text:list-item>
      </text:list>
      <text:p text:style-name="P4"/>
      <text:p text:style-name="P4"/>
      <text:p text:style-name="P6"><text:span text:style-name="T1">Clase</text:span> Nuevo Álbum</text:p>
      <text:list xml:id="list589180589" text:continue-numbering="true" text:style-name="L1">
        <text:list-item>
          <text:p text:style-name="P8">Responsabilidades</text:p>
          <text:list>
            <text:list-item>
              <text:p text:style-name="P10">Persistir el Nuevo Álbum</text:p>
            </text:list-item>
            <text:list-item>
              <text:p text:style-name="P10"/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Nombre Álbum</text:p>
            </text:list-item>
            <text:list-item>
              <text:p text:style-name="P10">Fotos del Álbum</text:p>
            </text:list-item>
            <text:list-item>
              <text:p text:style-name="P10">Cantidad de fotos en Álbum</text:p>
            </text:list-item>
          </text:list>
        </text:list-item>
      </text:list>
      <text:p text:style-name="P4"/>
      <text:p text:style-name="P6"><text:span text:style-name="T1">Clase</text:span> Nueva Foto</text:p>
      <text:list xml:id="list222888967" text:continue-numbering="true" text:style-name="L1">
        <text:list-item>
          <text:p text:style-name="P8">Responsabilidades</text:p>
          <text:list>
            <text:list-item>
              <text:p text:style-name="P10">Persistir la nueva foto agregada a un álbum</text:p>
            </text:list-item>
            <text:list-item>
              <text:p text:style-name="P10"/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Nombre Foto</text:p>
            </text:list-item>
            <text:list-item>
              <text:p text:style-name="P10">Tamaño</text:p>
            </text:list-item>
            <text:list-item>
              <text:p text:style-name="P10">Álbum al que pertenece</text:p>
            </text:list-item>
            <text:list-item>
              <text:p text:style-name="P10">Ruta de archivo</text:p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6-06T13:24:56</dc:date>
    <dc:creator>Marce </dc:creator>
    <meta:editing-duration>PT1H54S</meta:editing-duration>
    <meta:editing-cycles>29</meta:editing-cycles>
    <meta:generator>LibreOffice/3.3$Linux LibreOffice_project/330m19$Build-202</meta:generator>
    <meta:document-statistic meta:table-count="0" meta:image-count="0" meta:object-count="0" meta:page-count="3" meta:paragraph-count="73" meta:word-count="288" meta:character-count="1645"/>
  </office:meta>
</office:document-meta>
</file>